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yleBook.setLoaderConfig( final String loaderConfi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yleBook.execute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StyleBook.StyleBoo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tyleBook.setSkinDirectory( final File skinDire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yleBook.setBook( final File boo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yleBook.setTargetDirectory( final File targetDire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